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4.9854in"/>
    </style:style>
    <style:style style:name="co3" style:family="table-column">
      <style:table-column-properties fo:break-before="auto" style:column-width="2.1543in"/>
    </style:style>
    <style:style style:name="co4" style:family="table-column">
      <style:table-column-properties fo:break-before="auto" style:column-width="3.7098in"/>
    </style:style>
    <style:style style:name="co5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5.140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0.8209in"/>
    </style:style>
    <style:style style:name="co11" style:family="table-column">
      <style:table-column-properties fo:break-before="auto" style:column-width="7.748in"/>
    </style:style>
    <style:style style:name="co12" style:family="table-column">
      <style:table-column-properties fo:break-before="auto" style:column-width="0.1984in"/>
    </style:style>
    <style:style style:name="co13" style:family="table-column">
      <style:table-column-properties fo:break-before="auto" style:column-width="4.35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364">
            <text:p>364</text:p>
          </table:table-cell>
          <table:table-cell office:value-type="string">
            <text:p>SUB SECRETARIA DE GESTION</text:p>
          </table:table-cell>
          <table:table-cell office:value-type="float" office:value="1263">
            <text:p>1263</text:p>
          </table:table-cell>
          <table:table-cell office:value-type="string">
            <text:p>PAGO PROVEEDORES</text:p>
          </table:table-cell>
          <table:table-cell office:value-type="string">
            <text:p>B-0006-00000055/52</text:p>
          </table:table-cell>
          <table:table-cell office:value-type="float" office:value="5929">
            <text:p>5929</text:p>
          </table:table-cell>
          <table:table-cell office:value-type="string">
            <text:p>Tratado en DGC el 01/03/17-Compromiso nº833/17-</text:p>
          </table:table-cell>
          <table:table-cell office:value-type="string">
            <text:p>Tratado</text:p>
          </table:table-cell>
          <table:table-cell office:value-type="string">
            <text:p>ayelen</text:p>
          </table:table-cell>
          <table:table-cell office:value-type="string">
            <text:p>2017-03-01 09:44:03</text:p>
          </table:table-cell>
          <table:table-cell office:value-type="string">
            <text:p>23.02.2017</text:p>
          </table:table-cell>
          <table:table-cell office:value-type="string">
            <text:p>ALQUILER DE MAQUINAS FOTOCOPIADORAS</text:p>
          </table:table-cell>
          <table:table-cell office:value-type="float" office:value="0">
            <text:p>0</text:p>
          </table:table-cell>
          <table:table-cell office:value-type="string">
            <text:p>TECNICA RIVERO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SUBSECRETARIA DE LA FUNCION PUBLICA</text:p>
          </table:table-cell>
          <table:table-cell office:value-type="float" office:value="1606">
            <text:p>1606</text:p>
          </table:table-cell>
          <table:table-cell office:value-type="string">
            <text:p>PAGO PROVEEDORES</text:p>
          </table:table-cell>
          <table:table-cell office:value-type="string">
            <text:p>B-0022-00000381/382/390/391/392/393</text:p>
          </table:table-cell>
          <table:table-cell office:value-type="float" office:value="14400">
            <text:p>14400</text:p>
          </table:table-cell>
          <table:table-cell/>
          <table:table-cell office:value-type="string">
            <text:p>Derivado</text:p>
          </table:table-cell>
          <table:table-cell office:value-type="string">
            <text:p>ayelen</text:p>
          </table:table-cell>
          <table:table-cell office:value-type="string">
            <text:p>2017-03-10 08:37:47</text:p>
          </table:table-cell>
          <table:table-cell office:value-type="string">
            <text:p>09.03.2017</text:p>
          </table:table-cell>
          <table:table-cell office:value-type="string">
            <text:p>TASA DE SEGURIDAD E HIGIENE</text:p>
          </table:table-cell>
          <table:table-cell office:value-type="float" office:value="0">
            <text:p>0</text:p>
          </table:table-cell>
          <table:table-cell office:value-type="string">
            <text:p>DEL SOL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SUBSECRETARIA DE LA FUNCION PUBLICA</text:p>
          </table:table-cell>
          <table:table-cell office:value-type="float" office:value="1613">
            <text:p>1613</text:p>
          </table:table-cell>
          <table:table-cell office:value-type="string">
            <text:p>PAGO PROVEEDORES</text:p>
          </table:table-cell>
          <table:table-cell office:value-type="string">
            <text:p>B-0022-00000415/416/418/429/431/440/444/446/447/451</text:p>
          </table:table-cell>
          <table:table-cell office:value-type="float" office:value="21000">
            <text:p>21000</text:p>
          </table:table-cell>
          <table:table-cell/>
          <table:table-cell office:value-type="string">
            <text:p>Derivado</text:p>
          </table:table-cell>
          <table:table-cell office:value-type="string">
            <text:p>ayelen</text:p>
          </table:table-cell>
          <table:table-cell office:value-type="string">
            <text:p>2017-03-10 08:37:44</text:p>
          </table:table-cell>
          <table:table-cell office:value-type="string">
            <text:p>09.03.2017</text:p>
          </table:table-cell>
          <table:table-cell office:value-type="string">
            <text:p>TASA DE SEGURIDAD E HIGIENE</text:p>
          </table:table-cell>
          <table:table-cell office:value-type="float" office:value="0">
            <text:p>0</text:p>
          </table:table-cell>
          <table:table-cell office:value-type="string">
            <text:p>DEL SOL</text:p>
          </table:table-cell>
        </table:table-row>
        <table:table-row table:style-name="ro2">
          <table:table-cell office:value-type="float" office:value="727">
            <text:p>727</text:p>
          </table:table-cell>
          <table:table-cell office:value-type="string">
            <text:p>DIRECCION DE RECURSOS HUMANOS</text:p>
          </table:table-cell>
          <table:table-cell office:value-type="float" office:value="1797">
            <text:p>1797</text:p>
          </table:table-cell>
          <table:table-cell office:value-type="string">
            <text:p>SUBROGANCIA</text:p>
          </table:table-cell>
          <table:table-cell/>
          <table:table-cell office:value-type="float" office:value="10000">
            <text:p>10000</text:p>
          </table:table-cell>
          <table:table-cell office:value-type="string">
            <text:p>DEVOLUCION POR INEXISTENCIA EN EL SISTEMA</text:p>
            <text:p>NOTA Nº 445/17</text:p>
          </table:table-cell>
          <table:table-cell office:value-type="string">
            <text:p>Derivado</text:p>
          </table:table-cell>
          <table:table-cell office:value-type="string">
            <text:p>jose</text:p>
          </table:table-cell>
          <table:table-cell office:value-type="string">
            <text:p>2017-06-02 10:46:37</text:p>
          </table:table-cell>
          <table:table-cell office:value-type="string">
            <text:p>15.03.2017</text:p>
          </table:table-cell>
          <table:table-cell office:value-type="string">
            <text:p>ADELANTO DE SUELDO</text:p>
          </table:table-cell>
          <table:table-cell office:value-type="float" office:value="0">
            <text:p>0</text:p>
          </table:table-cell>
          <table:table-cell office:value-type="string">
            <text:p>PAREDES MIRANDA CLAUDIO ENRIQUE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SUBSECRETARIA DE LA FUNCION PUBLICA</text:p>
          </table:table-cell>
          <table:table-cell office:value-type="float" office:value="2413">
            <text:p>2413</text:p>
          </table:table-cell>
          <table:table-cell office:value-type="string">
            <text:p>PAGO PROVEEDORES</text:p>
          </table:table-cell>
          <table:table-cell office:value-type="string">
            <text:p>B-0022-00000468/470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Alta</text:p>
          </table:table-cell>
          <table:table-cell office:value-type="string">
            <text:p>jose</text:p>
          </table:table-cell>
          <table:table-cell office:value-type="string">
            <text:p>2017-04-07 11:25:50</text:p>
          </table:table-cell>
          <table:table-cell office:value-type="string">
            <text:p>07.04.2017</text:p>
          </table:table-cell>
          <table:table-cell office:value-type="string">
            <text:p>EXAMENES PREOCUPACIONALES</text:p>
          </table:table-cell>
          <table:table-cell office:value-type="float" office:value="0">
            <text:p>0</text:p>
          </table:table-cell>
          <table:table-cell office:value-type="string">
            <text:p>DEL SOL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office:value-type="string">
            <text:p>ASESORÍA LETRADA</text:p>
          </table:table-cell>
          <table:table-cell office:value-type="float" office:value="3656">
            <text:p>3656</text:p>
          </table:table-cell>
          <table:table-cell office:value-type="string">
            <text:p>LOCACIÓN DE SERVICIOS</text:p>
          </table:table-cell>
          <table:table-cell office:value-type="string">
            <text:p>S/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ta</text:p>
          </table:table-cell>
          <table:table-cell office:value-type="string">
            <text:p>Mayra</text:p>
          </table:table-cell>
          <table:table-cell office:value-type="string">
            <text:p>2017-05-24 12:30:24</text:p>
          </table:table-cell>
          <table:table-cell office:value-type="string">
            <text:p>24.05.2017</text:p>
          </table:table-cell>
          <table:table-cell office:value-type="string">
            <text:p>PAGO DEL CANÓN PREVISTO POR ORDENANZA</text:p>
          </table:table-cell>
          <table:table-cell office:value-type="float" office:value="0">
            <text:p>0</text:p>
          </table:table-cell>
          <table:table-cell office:value-type="string">
            <text:p>CORONADO LUISA (DNI 20370648)</text:p>
          </table:table-cell>
        </table:table-row>
        <table:table-row table:style-name="ro1">
          <table:table-cell office:value-type="float" office:value="3927">
            <text:p>3927</text:p>
          </table:table-cell>
          <table:table-cell office:value-type="string">
            <text:p>DIRECCION DE RECURSOS HUMANOS</text:p>
          </table:table-cell>
          <table:table-cell office:value-type="float" office:value="4239">
            <text:p>4239</text:p>
          </table:table-cell>
          <table:table-cell office:value-type="string">
            <text:p>SUMA CON CARGO A RENDIR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string">
            <text:p>Alta</text:p>
          </table:table-cell>
          <table:table-cell office:value-type="string">
            <text:p>jose</text:p>
          </table:table-cell>
          <table:table-cell office:value-type="string">
            <text:p>2017-08-03 10:07:11</text:p>
          </table:table-cell>
          <table:table-cell office:value-type="string">
            <text:p>03.08.2017</text:p>
          </table:table-cell>
          <table:table-cell office:value-type="string">
            <text:p>POSGRADO POBREZA Y DESIGUALDAD</text:p>
          </table:table-cell>
          <table:table-cell office:value-type="float" office:value="0">
            <text:p>0</text:p>
          </table:table-cell>
          <table:table-cell office:value-type="string">
            <text:p>FUSI NORA LORENA,BRAN JAQUELINE ANA,CABRAL GUILLER</text:p>
          </table:table-cell>
        </table:table-row>
        <table:table-row table:style-name="ro1">
          <table:table-cell office:value-type="float" office:value="3985">
            <text:p>3985</text:p>
          </table:table-cell>
          <table:table-cell office:value-type="string">
            <text:p>OMIDUC</text:p>
          </table:table-cell>
          <table:table-cell office:value-type="float" office:value="5325">
            <text:p>5325</text:p>
          </table:table-cell>
          <table:table-cell office:value-type="string">
            <text:p>PAGO PROVEEDORES</text:p>
          </table:table-cell>
          <table:table-cell office:value-type="string">
            <text:p>B-0006-00000930</text:p>
          </table:table-cell>
          <table:table-cell office:value-type="float" office:value="2964.5">
            <text:p>2964.5</text:p>
          </table:table-cell>
          <table:table-cell/>
          <table:table-cell office:value-type="string">
            <text:p>Alta</text:p>
          </table:table-cell>
          <table:table-cell office:value-type="string">
            <text:p>jose</text:p>
          </table:table-cell>
          <table:table-cell office:value-type="string">
            <text:p>2017-08-07 10:32:49</text:p>
          </table:table-cell>
          <table:table-cell office:value-type="string">
            <text:p>07.08.2017</text:p>
          </table:table-cell>
          <table:table-cell office:value-type="string">
            <text:p>ALQUILER DE MAQUINA</text:p>
          </table:table-cell>
          <table:table-cell office:value-type="float" office:value="0">
            <text:p>0</text:p>
          </table:table-cell>
          <table:table-cell office:value-type="string">
            <text:p>JORGE RIVERO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string">
            <text:p>DIRECCION DE DESPACHO LEGAL Y TECNICA</text:p>
          </table:table-cell>
          <table:table-cell office:value-type="float" office:value="4997">
            <text:p>4997</text:p>
          </table:table-cell>
          <table:table-cell office:value-type="string">
            <text:p>SUMA CON CARGO A RENDIR</text:p>
          </table:table-cell>
          <table:table-cell/>
          <table:table-cell office:value-type="float" office:value="7500">
            <text:p>75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08-09 11:17:22</text:p>
          </table:table-cell>
          <table:table-cell office:value-type="string">
            <text:p>09.08.2017</text:p>
          </table:table-cell>
          <table:table-cell office:value-type="string">
            <text:p>VIAJE GUALEGUAYCHÚ</text:p>
          </table:table-cell>
          <table:table-cell office:value-type="float" office:value="0">
            <text:p>0</text:p>
          </table:table-cell>
          <table:table-cell office:value-type="string">
            <text:p>TOLEDO LILIAN KARINA</text:p>
          </table:table-cell>
        </table:table-row>
        <table:table-row table:style-name="ro1">
          <table:table-cell office:value-type="float" office:value="4214">
            <text:p>4214</text:p>
          </table:table-cell>
          <table:table-cell office:value-type="string">
            <text:p>DIRECCION DE OBRAS PARTICULARES</text:p>
          </table:table-cell>
          <table:table-cell office:value-type="float" office:value="5299">
            <text:p>5299</text:p>
          </table:table-cell>
          <table:table-cell office:value-type="string">
            <text:p>PAGO PROVEEDORES</text:p>
          </table:table-cell>
          <table:table-cell office:value-type="string">
            <text:p>S/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rivado</text:p>
          </table:table-cell>
          <table:table-cell office:value-type="string">
            <text:p>graciela</text:p>
          </table:table-cell>
          <table:table-cell office:value-type="string">
            <text:p>2017-08-15 14:59:10</text:p>
          </table:table-cell>
          <table:table-cell office:value-type="string">
            <text:p>15.08.2017</text:p>
          </table:table-cell>
          <table:table-cell office:value-type="string">
            <text:p>CONTRATAR SEGUN CONVENIO CON PAGO EN ESPECIES (LEÑA)</text:p>
          </table:table-cell>
          <table:table-cell office:value-type="float" office:value="0">
            <text:p>0</text:p>
          </table:table-cell>
          <table:table-cell office:value-type="string">
            <text:p>FIGUEROA JOSE MIGUEL</text:p>
          </table:table-cell>
        </table:table-row>
        <table:table-row table:style-name="ro1">
          <table:table-cell office:value-type="float" office:value="4244">
            <text:p>4244</text:p>
          </table:table-cell>
          <table:table-cell office:value-type="string">
            <text:p>SUB SECRETARIA DE GESTION</text:p>
          </table:table-cell>
          <table:table-cell office:value-type="float" office:value="5678">
            <text:p>5678</text:p>
          </table:table-cell>
          <table:table-cell office:value-type="string">
            <text:p>PAGO PROVEEDORES</text:p>
          </table:table-cell>
          <table:table-cell office:value-type="string">
            <text:p>B-0006-00001034/1031</text:p>
          </table:table-cell>
          <table:table-cell office:value-type="float" office:value="5929">
            <text:p>5929</text:p>
          </table:table-cell>
          <table:table-cell/>
          <table:table-cell office:value-type="string">
            <text:p>Alta</text:p>
          </table:table-cell>
          <table:table-cell office:value-type="string">
            <text:p>jose</text:p>
          </table:table-cell>
          <table:table-cell office:value-type="string">
            <text:p>2017-08-17 11:52:04</text:p>
          </table:table-cell>
          <table:table-cell office:value-type="string">
            <text:p>17.08.2017</text:p>
          </table:table-cell>
          <table:table-cell office:value-type="string">
            <text:p>ALQUILER DE MAQUINAS</text:p>
          </table:table-cell>
          <table:table-cell office:value-type="float" office:value="0">
            <text:p>0</text:p>
          </table:table-cell>
          <table:table-cell office:value-type="string">
            <text:p>RIVERO JORGE ENRIQUE</text:p>
          </table:table-cell>
        </table:table-row>
        <table:table-row table:style-name="ro1">
          <table:table-cell office:value-type="float" office:value="4461">
            <text:p>4461</text:p>
          </table:table-cell>
          <table:table-cell office:value-type="string">
            <text:p>SUBSECRETARIA DE INNOVACION Y PRODUCCION</text:p>
          </table:table-cell>
          <table:table-cell office:value-type="float" office:value="5704">
            <text:p>5704</text:p>
          </table:table-cell>
          <table:table-cell office:value-type="string">
            <text:p>PAGO PROVEEDORES</text:p>
          </table:table-cell>
          <table:table-cell office:value-type="string">
            <text:p>C-Nº0002-00000133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Alta</text:p>
          </table:table-cell>
          <table:table-cell office:value-type="string">
            <text:p>Mayra</text:p>
          </table:table-cell>
          <table:table-cell office:value-type="string">
            <text:p>2017-08-23 11:03:22</text:p>
          </table:table-cell>
          <table:table-cell office:value-type="string">
            <text:p>23.08.2017</text:p>
          </table:table-cell>
          <table:table-cell office:value-type="string">
            <text:p>INSTALACIÓN DE EQUIPO DE AIRE ACONDICIONADO</text:p>
          </table:table-cell>
          <table:table-cell office:value-type="float" office:value="0">
            <text:p>0</text:p>
          </table:table-cell>
          <table:table-cell office:value-type="string">
            <text:p>COLOMBO RICARDO ALBERTO (CUIT 20178191099)</text:p>
          </table:table-cell>
        </table:table-row>
        <table:table-row table:style-name="ro1">
          <table:table-cell office:value-type="float" office:value="4494">
            <text:p>4494</text:p>
          </table:table-cell>
          <table:table-cell office:value-type="string">
            <text:p>INSTITUTO MUNICIPAL DE TIERRAS Y VIVIENDAS</text:p>
          </table:table-cell>
          <table:table-cell office:value-type="float" office:value="5626">
            <text:p>5626</text:p>
          </table:table-cell>
          <table:table-cell office:value-type="string">
            <text:p>SUMA CON CARGO A RENDIR</text:p>
          </table:table-cell>
          <table:table-cell/>
          <table:table-cell office:value-type="float" office:value="30000">
            <text:p>30000</text:p>
          </table:table-cell>
          <table:table-cell/>
          <table:table-cell office:value-type="string">
            <text:p>Alta</text:p>
          </table:table-cell>
          <table:table-cell office:value-type="string">
            <text:p>jose</text:p>
          </table:table-cell>
          <table:table-cell office:value-type="string">
            <text:p>2017-08-24 12:09:45</text:p>
          </table:table-cell>
          <table:table-cell office:value-type="string">
            <text:p>24.08.2017</text:p>
          </table:table-cell>
          <table:table-cell office:value-type="string">
            <text:p>ENERGIA ELECTRICA</text:p>
          </table:table-cell>
          <table:table-cell office:value-type="float" office:value="0">
            <text:p>0</text:p>
          </table:table-cell>
          <table:table-cell office:value-type="string">
            <text:p>ZANNONI LAURA INES</text:p>
          </table:table-cell>
        </table:table-row>
        <table:table-row table:style-name="ro3">
          <table:table-cell office:value-type="float" office:value="4526">
            <text:p>4526</text:p>
          </table:table-cell>
          <table:table-cell office:value-type="string">
            <text:p>DIRECCION DE PARQUES Y JARDINES</text:p>
          </table:table-cell>
          <table:table-cell office:value-type="float" office:value="5619">
            <text:p>5619</text:p>
          </table:table-cell>
          <table:table-cell office:value-type="string">
            <text:p>LOCACIÓN DE SERVICIOS</text:p>
          </table:table-cell>
          <table:table-cell table:number-columns-repeated="2"/>
          <table:table-cell office:value-type="string">
            <text:p>SE DEVUELVE PROYECTO PARA SU VERIFICACION 25/08/17</text:p>
            <text:p>CUADERNO SIN NUMERO.</text:p>
            <text:p>VOLVIO A INGRESAR PROYECTO NOTA 1102-SOYSP-17</text:p>
          </table:table-cell>
          <table:table-cell office:value-type="string">
            <text:p>Alta</text:p>
          </table:table-cell>
          <table:table-cell office:value-type="string">
            <text:p>jose</text:p>
          </table:table-cell>
          <table:table-cell office:value-type="string">
            <text:p>2017-08-28 13:16:50</text:p>
          </table:table-cell>
          <table:table-cell office:value-type="string">
            <text:p>25.08.2017</text:p>
          </table:table-cell>
          <table:table-cell office:value-type="string">
            <text:p>PODAS Y APEO</text:p>
          </table:table-cell>
          <table:table-cell office:value-type="float" office:value="0">
            <text:p>0</text:p>
          </table:table-cell>
          <table:table-cell office:value-type="string">
            <text:p>HERNANDEZ BENEDICTO</text:p>
          </table:table-cell>
        </table:table-row>
        <table:table-row table:style-name="ro1">
          <table:table-cell office:value-type="float" office:value="4654">
            <text:p>4654</text:p>
          </table:table-cell>
          <table:table-cell office:value-type="string">
            <text:p>SUB SECRETARIA DE GESTION</text:p>
          </table:table-cell>
          <table:table-cell office:value-type="float" office:value="5988">
            <text:p>5988</text:p>
          </table:table-cell>
          <table:table-cell office:value-type="string">
            <text:p>PAGO PROVEEDORES</text:p>
          </table:table-cell>
          <table:table-cell office:value-type="string">
            <text:p>C-0001-00000294</text:p>
          </table:table-cell>
          <table:table-cell office:value-type="float" office:value="6900">
            <text:p>6900</text:p>
          </table:table-cell>
          <table:table-cell/>
          <table:table-cell office:value-type="string">
            <text:p>Alta</text:p>
          </table:table-cell>
          <table:table-cell office:value-type="string">
            <text:p>jose</text:p>
          </table:table-cell>
          <table:table-cell office:value-type="string">
            <text:p>2017-08-31 14:31:23</text:p>
          </table:table-cell>
          <table:table-cell office:value-type="string">
            <text:p>31.08.2017</text:p>
          </table:table-cell>
          <table:table-cell office:value-type="string">
            <text:p>SERVICIO DE SONIDO</text:p>
          </table:table-cell>
          <table:table-cell office:value-type="float" office:value="0">
            <text:p>0</text:p>
          </table:table-cell>
          <table:table-cell office:value-type="string">
            <text:p>JULIO OJEDA</text:p>
          </table:table-cell>
        </table:table-row>
        <table:table-row table:style-name="ro1">
          <table:table-cell office:value-type="float" office:value="4692">
            <text:p>4692</text:p>
          </table:table-cell>
          <table:table-cell office:value-type="string">
            <text:p>DIRECCION DE SERVICIOS PUBLICOS</text:p>
          </table:table-cell>
          <table:table-cell office:value-type="float" office:value="6098">
            <text:p>6098</text:p>
          </table:table-cell>
          <table:table-cell office:value-type="string">
            <text:p>PAGO PROVEEDORES</text:p>
          </table:table-cell>
          <table:table-cell office:value-type="string">
            <text:p>B-0018-00082108</text:p>
          </table:table-cell>
          <table:table-cell office:value-type="float" office:value="170137.56">
            <text:p>170137.56</text:p>
          </table:table-cell>
          <table:table-cell/>
          <table:table-cell office:value-type="string">
            <text:p>Alta</text:p>
          </table:table-cell>
          <table:table-cell office:value-type="string">
            <text:p>jose</text:p>
          </table:table-cell>
          <table:table-cell office:value-type="string">
            <text:p>2017-09-01 14:23:02</text:p>
          </table:table-cell>
          <table:table-cell office:value-type="string">
            <text:p>01.09.2017</text:p>
          </table:table-cell>
          <table:table-cell office:value-type="string">
            <text:p>COMBUSTIBLE</text:p>
          </table:table-cell>
          <table:table-cell office:value-type="float" office:value="0">
            <text:p>0</text:p>
          </table:table-cell>
          <table:table-cell office:value-type="string">
            <text:p>CHITCHIAN</text:p>
          </table:table-cell>
        </table:table-row>
        <table:table-row table:style-name="ro2">
          <table:table-cell office:value-type="float" office:value="4811">
            <text:p>4811</text:p>
          </table:table-cell>
          <table:table-cell office:value-type="string">
            <text:p>SUB SECRETARIA MEDIO AMBIENTE</text:p>
          </table:table-cell>
          <table:table-cell office:value-type="float" office:value="6123">
            <text:p>6123</text:p>
          </table:table-cell>
          <table:table-cell office:value-type="string">
            <text:p>PAGO PROVEEDORES</text:p>
          </table:table-cell>
          <table:table-cell office:value-type="string">
            <text:p>B-Nº0003-00000062</text:p>
          </table:table-cell>
          <table:table-cell office:value-type="float" office:value="39000">
            <text:p>39000</text:p>
          </table:table-cell>
          <table:table-cell/>
          <table:table-cell office:value-type="string">
            <text:p>Alta</text:p>
          </table:table-cell>
          <table:table-cell office:value-type="string">
            <text:p>Mayra</text:p>
          </table:table-cell>
          <table:table-cell office:value-type="string">
            <text:p>2017-09-08 10:21:47</text:p>
          </table:table-cell>
          <table:table-cell office:value-type="string">
            <text:p>08.09.2017</text:p>
          </table:table-cell>
          <table:table-cell office:value-type="string">
            <text:p>SERVICIO DE MANTENIMIENTO PREVENTIVO Y CORRECTIVO DE LA ESTACIÓN DE MONITOREO ATMOSFERICO.</text:p>
            <text:p/>
          </table:table-cell>
          <table:table-cell office:value-type="float" office:value="0">
            <text:p>0</text:p>
          </table:table-cell>
          <table:table-cell office:value-type="string">
            <text:p>ALMAR MARTIN MIGUEL <text:s/>(CUIT 20298463831)</text:p>
          </table:table-cell>
        </table:table-row>
        <table:table-row table:style-name="ro1">
          <table:table-cell office:value-type="float" office:value="4813">
            <text:p>4813</text:p>
          </table:table-cell>
          <table:table-cell office:value-type="string">
            <text:p>SECRETARIA DESARROLLO HUMANO</text:p>
          </table:table-cell>
          <table:table-cell office:value-type="float" office:value="6048">
            <text:p>6048</text:p>
          </table:table-cell>
          <table:table-cell office:value-type="string">
            <text:p>LOCACIÓN DE SERVICIOS</text:p>
          </table:table-cell>
          <table:table-cell office:value-type="string">
            <text:p>C-Nº0002-00000001 $20000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Alta</text:p>
          </table:table-cell>
          <table:table-cell office:value-type="string">
            <text:p>Mayra</text:p>
          </table:table-cell>
          <table:table-cell office:value-type="string">
            <text:p>2017-09-08 10:40:35</text:p>
          </table:table-cell>
          <table:table-cell office:value-type="string">
            <text:p>08.09.2017</text:p>
          </table:table-cell>
          <table:table-cell office:value-type="string">
            <text:p>CONTRATAR BAJO MODALIDAD DE LOCACIÓN DE SERVICIOS, A PARTIR DEL 1/8/2017 HASTA EL 31/12/2017</text:p>
          </table:table-cell>
          <table:table-cell office:value-type="float" office:value="0">
            <text:p>0</text:p>
          </table:table-cell>
          <table:table-cell office:value-type="string">
            <text:p>BIRCKENSTAEDT FEDERICO GERMAN (CUIT 20308623638)</text:p>
          </table:table-cell>
        </table:table-row>
        <table:table-row table:style-name="ro1">
          <table:table-cell office:value-type="float" office:value="4826">
            <text:p>4826</text:p>
          </table:table-cell>
          <table:table-cell office:value-type="string">
            <text:p>SUBSECRETARIA DE LA FUNCION PUBLICA</text:p>
          </table:table-cell>
          <table:table-cell office:value-type="float" office:value="6119">
            <text:p>6119</text:p>
          </table:table-cell>
          <table:table-cell office:value-type="string">
            <text:p>LOCACIÓN DE SERVICIOS</text:p>
          </table:table-cell>
          <table:table-cell office:value-type="string">
            <text:p>S/F</text:p>
          </table:table-cell>
          <table:table-cell office:value-type="float" office:value="156000">
            <text:p>156000</text:p>
          </table:table-cell>
          <table:table-cell/>
          <table:table-cell office:value-type="string">
            <text:p>Alta</text:p>
          </table:table-cell>
          <table:table-cell office:value-type="string">
            <text:p>Mayra</text:p>
          </table:table-cell>
          <table:table-cell office:value-type="string">
            <text:p>2017-09-08 12:17:12</text:p>
          </table:table-cell>
          <table:table-cell office:value-type="string">
            <text:p>08.09.2017</text:p>
          </table:table-cell>
          <table:table-cell office:value-type="string">
            <text:p>CONTRATAR A PARTIR DEL 1/09/2017 Y HASTA EL 28/02/2018</text:p>
          </table:table-cell>
          <table:table-cell office:value-type="float" office:value="0">
            <text:p>0</text:p>
          </table:table-cell>
          <table:table-cell office:value-type="string">
            <text:p>ORDOÑES MARIA EUGENIA (CUIT 27258367303)</text:p>
          </table:table-cell>
        </table:table-row>
        <table:table-row table:style-name="ro1">
          <table:table-cell office:value-type="float" office:value="4885">
            <text:p>4885</text:p>
          </table:table-cell>
          <table:table-cell office:value-type="string">
            <text:p>DELEGACION CERRO OTTO</text:p>
          </table:table-cell>
          <table:table-cell office:value-type="float" office:value="6256">
            <text:p>6256</text:p>
          </table:table-cell>
          <table:table-cell office:value-type="string">
            <text:p>PAGO PROVEEDORES</text:p>
          </table:table-cell>
          <table:table-cell office:value-type="string">
            <text:p>B-0119-00020383</text:p>
          </table:table-cell>
          <table:table-cell office:value-type="float" office:value="14179.28">
            <text:p>14179.28</text:p>
          </table:table-cell>
          <table:table-cell office:value-type="string">
            <text:p>VOLVIO A INGRESAR CON DOCUMENTACIÓN(NOTA 762-DCG-17)28/09/17</text:p>
          </table:table-cell>
          <table:table-cell office:value-type="string">
            <text:p>Alta</text:p>
          </table:table-cell>
          <table:table-cell/>
          <table:table-cell office:value-type="string">
            <text:p>2017-09-28 12:09:22</text:p>
          </table:table-cell>
          <table:table-cell office:value-type="string">
            <text:p>11.09.2017</text:p>
          </table:table-cell>
          <table:table-cell office:value-type="string">
            <text:p>VIAJES REALIZADOS</text:p>
          </table:table-cell>
          <table:table-cell office:value-type="float" office:value="0">
            <text:p>0</text:p>
          </table:table-cell>
          <table:table-cell office:value-type="string">
            <text:p>TRANSPORTADORA DE CAUDALES</text:p>
          </table:table-cell>
        </table:table-row>
        <table:table-row table:style-name="ro1">
          <table:table-cell office:value-type="float" office:value="5010">
            <text:p>5010</text:p>
          </table:table-cell>
          <table:table-cell office:value-type="string">
            <text:p>ASESORÍA LETRADA</text:p>
          </table:table-cell>
          <table:table-cell office:value-type="float" office:value="6482">
            <text:p>6482</text:p>
          </table:table-cell>
          <table:table-cell office:value-type="string">
            <text:p>PAGO PROVEEDORES</text:p>
          </table:table-cell>
          <table:table-cell office:value-type="string">
            <text:p>B-0006-00001217</text:p>
          </table:table-cell>
          <table:table-cell office:value-type="float" office:value="2450.25">
            <text:p>2450.25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09-15 10:12:30</text:p>
          </table:table-cell>
          <table:table-cell office:value-type="string">
            <text:p>15.09.2017</text:p>
          </table:table-cell>
          <table:table-cell office:value-type="string">
            <text:p>ALQUILER MAQUINA</text:p>
          </table:table-cell>
          <table:table-cell office:value-type="float" office:value="0">
            <text:p>0</text:p>
          </table:table-cell>
          <table:table-cell office:value-type="string">
            <text:p>JORGE RIVERO</text:p>
          </table:table-cell>
        </table:table-row>
        <table:table-row table:style-name="ro1">
          <table:table-cell office:value-type="float" office:value="5026">
            <text:p>5026</text:p>
          </table:table-cell>
          <table:table-cell office:value-type="string">
            <text:p>ASESORÍA LETRADA</text:p>
          </table:table-cell>
          <table:table-cell office:value-type="float" office:value="6504">
            <text:p>6504</text:p>
          </table:table-cell>
          <table:table-cell office:value-type="string">
            <text:p>PAGO PROVEEDORES</text:p>
          </table:table-cell>
          <table:table-cell office:value-type="string">
            <text:p>B-0004-00058740</text:p>
          </table:table-cell>
          <table:table-cell office:value-type="float" office:value="12370.3">
            <text:p>12370.3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09-15 12:30:03</text:p>
          </table:table-cell>
          <table:table-cell office:value-type="string">
            <text:p>15.09.2017</text:p>
          </table:table-cell>
          <table:table-cell office:value-type="string">
            <text:p>ALOJAMIENTO</text:p>
          </table:table-cell>
          <table:table-cell office:value-type="float" office:value="0">
            <text:p>0</text:p>
          </table:table-cell>
          <table:table-cell office:value-type="string">
            <text:p>HOTEL EDELWEISS</text:p>
          </table:table-cell>
        </table:table-row>
        <table:table-row table:style-name="ro1">
          <table:table-cell office:value-type="float" office:value="5087">
            <text:p>5087</text:p>
          </table:table-cell>
          <table:table-cell office:value-type="string">
            <text:p>SUB SECRETARIA MEDIO AMBIENTE</text:p>
          </table:table-cell>
          <table:table-cell office:value-type="float" office:value="6055">
            <text:p>6055</text:p>
          </table:table-cell>
          <table:table-cell office:value-type="string">
            <text:p>PAGO EXTRAORDINARIOS</text:p>
          </table:table-cell>
          <table:table-cell/>
          <table:table-cell office:value-type="float" office:value="2552000">
            <text:p>25520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09-19 10:52:20</text:p>
          </table:table-cell>
          <table:table-cell office:value-type="string">
            <text:p>19.09.2017</text:p>
          </table:table-cell>
          <table:table-cell office:value-type="string">
            <text:p>CONVENIO ARB Y MUNICIPALIDAD</text:p>
          </table:table-cell>
          <table:table-cell office:value-type="float" office:value="0">
            <text:p>0</text:p>
          </table:table-cell>
          <table:table-cell office:value-type="string">
            <text:p>ASOC.CIVIL RECICLADORES</text:p>
          </table:table-cell>
        </table:table-row>
        <table:table-row table:style-name="ro1">
          <table:table-cell office:value-type="float" office:value="5345">
            <text:p>5345</text:p>
          </table:table-cell>
          <table:table-cell office:value-type="string">
            <text:p>BIENES PATRIMONIALES</text:p>
          </table:table-cell>
          <table:table-cell office:value-type="float" office:value="6857">
            <text:p>6857</text:p>
          </table:table-cell>
          <table:table-cell office:value-type="string">
            <text:p>PAGO PROVEEDORES</text:p>
          </table:table-cell>
          <table:table-cell office:value-type="string">
            <text:p>POLIZA 558426</text:p>
          </table:table-cell>
          <table:table-cell office:value-type="float" office:value="94380.72">
            <text:p>94380.72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09-29 12:08:16</text:p>
          </table:table-cell>
          <table:table-cell office:value-type="string">
            <text:p>29.09.2017</text:p>
          </table:table-cell>
          <table:table-cell office:value-type="string">
            <text:p>SEGUROS</text:p>
          </table:table-cell>
          <table:table-cell office:value-type="float" office:value="0">
            <text:p>0</text:p>
          </table:table-cell>
          <table:table-cell office:value-type="string">
            <text:p>FEDERACION PATRONAL SEGUROS</text:p>
          </table:table-cell>
        </table:table-row>
        <table:table-row table:style-name="ro1">
          <table:table-cell office:value-type="float" office:value="5370">
            <text:p>5370</text:p>
          </table:table-cell>
          <table:table-cell office:value-type="string">
            <text:p>SUBSECRETARIA DE INNOVACION Y PRODUCCION</text:p>
          </table:table-cell>
          <table:table-cell office:value-type="float" office:value="6336">
            <text:p>6336</text:p>
          </table:table-cell>
          <table:table-cell office:value-type="string">
            <text:p>PAGO EXTRAORDINARIOS</text:p>
          </table:table-cell>
          <table:table-cell/>
          <table:table-cell office:value-type="float" office:value="5000">
            <text:p>50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2 11:31:02</text:p>
          </table:table-cell>
          <table:table-cell office:value-type="string">
            <text:p>02.10.2017</text:p>
          </table:table-cell>
          <table:table-cell office:value-type="string">
            <text:p>PROMOVER MICROEMPRENDIMIENTOS</text:p>
          </table:table-cell>
          <table:table-cell office:value-type="float" office:value="0">
            <text:p>0</text:p>
          </table:table-cell>
          <table:table-cell office:value-type="string">
            <text:p>VALLE MABEL NOELIDA</text:p>
          </table:table-cell>
        </table:table-row>
        <table:table-row table:style-name="ro1">
          <table:table-cell office:value-type="float" office:value="5371">
            <text:p>5371</text:p>
          </table:table-cell>
          <table:table-cell office:value-type="string">
            <text:p>SUBSECRETARIA DE INNOVACION Y PRODUCCION</text:p>
          </table:table-cell>
          <table:table-cell office:value-type="float" office:value="6337">
            <text:p>6337</text:p>
          </table:table-cell>
          <table:table-cell office:value-type="string">
            <text:p>PAGO EXTRAORDINARIOS</text:p>
          </table:table-cell>
          <table:table-cell/>
          <table:table-cell office:value-type="float" office:value="15000">
            <text:p>150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2 11:32:02</text:p>
          </table:table-cell>
          <table:table-cell office:value-type="string">
            <text:p>02.10.2017</text:p>
          </table:table-cell>
          <table:table-cell office:value-type="string">
            <text:p>PROMOVER MICROEMPRENDIMIENTOS</text:p>
          </table:table-cell>
          <table:table-cell office:value-type="float" office:value="0">
            <text:p>0</text:p>
          </table:table-cell>
          <table:table-cell office:value-type="string">
            <text:p>CUICUI PATRICIO IVAN</text:p>
          </table:table-cell>
        </table:table-row>
        <table:table-row table:style-name="ro1">
          <table:table-cell office:value-type="float" office:value="5372">
            <text:p>5372</text:p>
          </table:table-cell>
          <table:table-cell office:value-type="string">
            <text:p>ASESORÍA LETRADA</text:p>
          </table:table-cell>
          <table:table-cell office:value-type="float" office:value="6338">
            <text:p>6338</text:p>
          </table:table-cell>
          <table:table-cell office:value-type="string">
            <text:p>PAGO EXTRAORDINARIOS</text:p>
          </table:table-cell>
          <table:table-cell/>
          <table:table-cell office:value-type="float" office:value="3000">
            <text:p>30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2 11:33:57</text:p>
          </table:table-cell>
          <table:table-cell office:value-type="string">
            <text:p>02.10.2017</text:p>
          </table:table-cell>
          <table:table-cell office:value-type="string">
            <text:p>PROMOVER MICROEMPRENDIMIENTOS</text:p>
          </table:table-cell>
          <table:table-cell office:value-type="float" office:value="0">
            <text:p>0</text:p>
          </table:table-cell>
          <table:table-cell office:value-type="string">
            <text:p>PEREZ MIRTA</text:p>
          </table:table-cell>
        </table:table-row>
        <table:table-row table:style-name="ro1">
          <table:table-cell office:value-type="float" office:value="5373">
            <text:p>5373</text:p>
          </table:table-cell>
          <table:table-cell office:value-type="string">
            <text:p>SUBSECRETARIA DE INNOVACION Y PRODUCCION</text:p>
          </table:table-cell>
          <table:table-cell office:value-type="float" office:value="6339">
            <text:p>6339</text:p>
          </table:table-cell>
          <table:table-cell office:value-type="string">
            <text:p>PAGO EXTRAORDINARIOS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2 11:34:52</text:p>
          </table:table-cell>
          <table:table-cell office:value-type="string">
            <text:p>02.10.2017</text:p>
          </table:table-cell>
          <table:table-cell office:value-type="string">
            <text:p>PROMOVER MICROEMPRENDIMIENTOS</text:p>
          </table:table-cell>
          <table:table-cell office:value-type="float" office:value="0">
            <text:p>0</text:p>
          </table:table-cell>
          <table:table-cell office:value-type="string">
            <text:p>SURITA PATRICIA NOEMI</text:p>
          </table:table-cell>
        </table:table-row>
        <table:table-row table:style-name="ro1">
          <table:table-cell office:value-type="float" office:value="5374">
            <text:p>5374</text:p>
          </table:table-cell>
          <table:table-cell office:value-type="string">
            <text:p>SUBSECRETARIA DE INNOVACION Y PRODUCCION</text:p>
          </table:table-cell>
          <table:table-cell office:value-type="float" office:value="6340">
            <text:p>6340</text:p>
          </table:table-cell>
          <table:table-cell office:value-type="string">
            <text:p>PAGO EXTRAORDINARIOS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2 11:37:10</text:p>
          </table:table-cell>
          <table:table-cell office:value-type="string">
            <text:p>02.10.2017</text:p>
          </table:table-cell>
          <table:table-cell office:value-type="string">
            <text:p>PROMOVER MICROEMPRENDIMIENTOS</text:p>
          </table:table-cell>
          <table:table-cell office:value-type="float" office:value="0">
            <text:p>0</text:p>
          </table:table-cell>
          <table:table-cell office:value-type="string">
            <text:p>PARANCAN GRACIELA MARISOL</text:p>
          </table:table-cell>
        </table:table-row>
        <table:table-row table:style-name="ro1">
          <table:table-cell office:value-type="float" office:value="5375">
            <text:p>5375</text:p>
          </table:table-cell>
          <table:table-cell office:value-type="string">
            <text:p>SUBSECRETARIA DE INNOVACION Y PRODUCCION</text:p>
          </table:table-cell>
          <table:table-cell office:value-type="float" office:value="6341">
            <text:p>6341</text:p>
          </table:table-cell>
          <table:table-cell office:value-type="string">
            <text:p>PAGO EXTRAORDINARIOS</text:p>
          </table:table-cell>
          <table:table-cell/>
          <table:table-cell office:value-type="float" office:value="13000">
            <text:p>130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2 11:37:58</text:p>
          </table:table-cell>
          <table:table-cell office:value-type="string">
            <text:p>02.10.2017</text:p>
          </table:table-cell>
          <table:table-cell office:value-type="string">
            <text:p>PROMOVER MICROEMPRENDIMIENTOS</text:p>
          </table:table-cell>
          <table:table-cell office:value-type="float" office:value="0">
            <text:p>0</text:p>
          </table:table-cell>
          <table:table-cell office:value-type="string">
            <text:p>ACUÑA MARIA ALEJANDRA</text:p>
          </table:table-cell>
        </table:table-row>
        <table:table-row table:style-name="ro1">
          <table:table-cell office:value-type="float" office:value="5376">
            <text:p>5376</text:p>
          </table:table-cell>
          <table:table-cell office:value-type="string">
            <text:p>SUBSECRETARIA DE INNOVACION Y PRODUCCION</text:p>
          </table:table-cell>
          <table:table-cell office:value-type="float" office:value="6342">
            <text:p>6342</text:p>
          </table:table-cell>
          <table:table-cell office:value-type="string">
            <text:p>PAGO EXTRAORDINARIOS</text:p>
          </table:table-cell>
          <table:table-cell/>
          <table:table-cell office:value-type="float" office:value="11000">
            <text:p>110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2 11:41:08</text:p>
          </table:table-cell>
          <table:table-cell office:value-type="string">
            <text:p>02.10.2017</text:p>
          </table:table-cell>
          <table:table-cell office:value-type="string">
            <text:p>PROMOVER MICROEMPRENDIMIENTOS</text:p>
          </table:table-cell>
          <table:table-cell office:value-type="float" office:value="0">
            <text:p>0</text:p>
          </table:table-cell>
          <table:table-cell office:value-type="string">
            <text:p>MARTIN ASENCIO RODRIGO</text:p>
          </table:table-cell>
        </table:table-row>
        <table:table-row table:style-name="ro1">
          <table:table-cell office:value-type="float" office:value="5377">
            <text:p>5377</text:p>
          </table:table-cell>
          <table:table-cell office:value-type="string">
            <text:p>SUBSECRETARIA DE INNOVACION Y PRODUCCION</text:p>
          </table:table-cell>
          <table:table-cell office:value-type="float" office:value="6343">
            <text:p>6343</text:p>
          </table:table-cell>
          <table:table-cell office:value-type="string">
            <text:p>PAGO EXTRAORDINARIOS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2 11:46:41</text:p>
          </table:table-cell>
          <table:table-cell office:value-type="string">
            <text:p>02.10.2017</text:p>
          </table:table-cell>
          <table:table-cell office:value-type="string">
            <text:p>PROMOVER MICROEMPRENDIMIENTOS</text:p>
          </table:table-cell>
          <table:table-cell office:value-type="float" office:value="0">
            <text:p>0</text:p>
          </table:table-cell>
          <table:table-cell office:value-type="string">
            <text:p>VARGAS ARTURO MARCELO</text:p>
          </table:table-cell>
        </table:table-row>
        <table:table-row table:style-name="ro1">
          <table:table-cell office:value-type="float" office:value="5378">
            <text:p>5378</text:p>
          </table:table-cell>
          <table:table-cell office:value-type="string">
            <text:p>SUBSECRETARIA DE INNOVACION Y PRODUCCION</text:p>
          </table:table-cell>
          <table:table-cell office:value-type="float" office:value="6442">
            <text:p>6442</text:p>
          </table:table-cell>
          <table:table-cell office:value-type="string">
            <text:p>PAGO EXTRAORDINARIOS</text:p>
          </table:table-cell>
          <table:table-cell/>
          <table:table-cell office:value-type="float" office:value="7000">
            <text:p>70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2 11:48:17</text:p>
          </table:table-cell>
          <table:table-cell office:value-type="string">
            <text:p>02.10.2017</text:p>
          </table:table-cell>
          <table:table-cell office:value-type="string">
            <text:p>PROMOVER MICROEMPRENDIMIENTOS</text:p>
          </table:table-cell>
          <table:table-cell office:value-type="float" office:value="0">
            <text:p>0</text:p>
          </table:table-cell>
          <table:table-cell office:value-type="string">
            <text:p>MONTECINOS ANA MARCELA</text:p>
          </table:table-cell>
        </table:table-row>
        <table:table-row table:style-name="ro1">
          <table:table-cell office:value-type="float" office:value="5379">
            <text:p>5379</text:p>
          </table:table-cell>
          <table:table-cell office:value-type="string">
            <text:p>SUBSECRETARIA DE INNOVACION Y PRODUCCION</text:p>
          </table:table-cell>
          <table:table-cell office:value-type="float" office:value="6344">
            <text:p>6344</text:p>
          </table:table-cell>
          <table:table-cell office:value-type="string">
            <text:p>PAGO EXTRAORDINARIOS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2 11:49:13</text:p>
          </table:table-cell>
          <table:table-cell office:value-type="string">
            <text:p>02.10.2017</text:p>
          </table:table-cell>
          <table:table-cell office:value-type="string">
            <text:p>PROMOVER MICROEMPRENDIMIENTOS</text:p>
          </table:table-cell>
          <table:table-cell office:value-type="float" office:value="0">
            <text:p>0</text:p>
          </table:table-cell>
          <table:table-cell office:value-type="string">
            <text:p>DOZZO TEZZA EDUARDO</text:p>
          </table:table-cell>
        </table:table-row>
        <table:table-row table:style-name="ro1">
          <table:table-cell office:value-type="float" office:value="5380">
            <text:p>5380</text:p>
          </table:table-cell>
          <table:table-cell office:value-type="string">
            <text:p>SUBSECRETARIA DE INNOVACION Y PRODUCCION</text:p>
          </table:table-cell>
          <table:table-cell office:value-type="float" office:value="6345">
            <text:p>6345</text:p>
          </table:table-cell>
          <table:table-cell office:value-type="string">
            <text:p>PAGO EXTRAORDINARIOS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2 11:50:45</text:p>
          </table:table-cell>
          <table:table-cell office:value-type="string">
            <text:p>02.10.2017</text:p>
          </table:table-cell>
          <table:table-cell office:value-type="string">
            <text:p>PROMOVER MICROEMPRENDIMIENTOS</text:p>
          </table:table-cell>
          <table:table-cell office:value-type="float" office:value="0">
            <text:p>0</text:p>
          </table:table-cell>
          <table:table-cell office:value-type="string">
            <text:p>COSTE JULIAN ESTEBAN</text:p>
          </table:table-cell>
        </table:table-row>
        <table:table-row table:style-name="ro1">
          <table:table-cell office:value-type="float" office:value="5381">
            <text:p>5381</text:p>
          </table:table-cell>
          <table:table-cell office:value-type="string">
            <text:p>SUBSECRETARIA DE INNOVACION Y PRODUCCION</text:p>
          </table:table-cell>
          <table:table-cell office:value-type="float" office:value="6347">
            <text:p>6347</text:p>
          </table:table-cell>
          <table:table-cell office:value-type="string">
            <text:p>PAGO EXTRAORDINARIOS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2 11:51:23</text:p>
          </table:table-cell>
          <table:table-cell office:value-type="string">
            <text:p>02.10.2017</text:p>
          </table:table-cell>
          <table:table-cell office:value-type="string">
            <text:p>PROMOVER MICROEMPRENDIMIENTOS</text:p>
          </table:table-cell>
          <table:table-cell office:value-type="float" office:value="0">
            <text:p>0</text:p>
          </table:table-cell>
          <table:table-cell office:value-type="string">
            <text:p>DOTTAVIO JORGE MARCELO</text:p>
          </table:table-cell>
        </table:table-row>
        <table:table-row table:style-name="ro1">
          <table:table-cell office:value-type="float" office:value="5382">
            <text:p>5382</text:p>
          </table:table-cell>
          <table:table-cell office:value-type="string">
            <text:p>SUBSECRETARIA DE INNOVACION Y PRODUCCION</text:p>
          </table:table-cell>
          <table:table-cell office:value-type="float" office:value="6348">
            <text:p>6348</text:p>
          </table:table-cell>
          <table:table-cell office:value-type="string">
            <text:p>PAGO EXTRAORDINARIOS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2 11:51:56</text:p>
          </table:table-cell>
          <table:table-cell office:value-type="string">
            <text:p>02.10.2017</text:p>
          </table:table-cell>
          <table:table-cell office:value-type="string">
            <text:p>PROMOVER MICROEMPRENDIMIENTOS</text:p>
          </table:table-cell>
          <table:table-cell office:value-type="float" office:value="0">
            <text:p>0</text:p>
          </table:table-cell>
          <table:table-cell office:value-type="string">
            <text:p>MIRANDA CARLA SOLEDAD</text:p>
          </table:table-cell>
        </table:table-row>
        <table:table-row table:style-name="ro1">
          <table:table-cell office:value-type="float" office:value="5383">
            <text:p>5383</text:p>
          </table:table-cell>
          <table:table-cell office:value-type="string">
            <text:p>SUBSECRETARIA DE INNOVACION Y PRODUCCION</text:p>
          </table:table-cell>
          <table:table-cell office:value-type="float" office:value="6349">
            <text:p>6349</text:p>
          </table:table-cell>
          <table:table-cell office:value-type="string">
            <text:p>PAGO EXTRAORDINARIOS</text:p>
          </table:table-cell>
          <table:table-cell/>
          <table:table-cell office:value-type="float" office:value="5000">
            <text:p>50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2 11:53:06</text:p>
          </table:table-cell>
          <table:table-cell office:value-type="string">
            <text:p>02.10.2017</text:p>
          </table:table-cell>
          <table:table-cell office:value-type="string">
            <text:p>PROMOVER MICROEMPRENDIMIENTOS</text:p>
          </table:table-cell>
          <table:table-cell office:value-type="float" office:value="0">
            <text:p>0</text:p>
          </table:table-cell>
          <table:table-cell office:value-type="string">
            <text:p>REHNE MARIA DANIELA</text:p>
          </table:table-cell>
        </table:table-row>
        <table:table-row table:style-name="ro1">
          <table:table-cell office:value-type="float" office:value="5384">
            <text:p>5384</text:p>
          </table:table-cell>
          <table:table-cell office:value-type="string">
            <text:p>SUBSECRETARIA DE INNOVACION Y PRODUCCION</text:p>
          </table:table-cell>
          <table:table-cell office:value-type="float" office:value="6350">
            <text:p>6350</text:p>
          </table:table-cell>
          <table:table-cell office:value-type="string">
            <text:p>PAGO EXTRAORDINARIOS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2 11:53:44</text:p>
          </table:table-cell>
          <table:table-cell office:value-type="string">
            <text:p>02.10.2017</text:p>
          </table:table-cell>
          <table:table-cell office:value-type="string">
            <text:p>PROMOVER MICROEMPRENDIMIENTOS</text:p>
          </table:table-cell>
          <table:table-cell office:value-type="float" office:value="0">
            <text:p>0</text:p>
          </table:table-cell>
          <table:table-cell office:value-type="string">
            <text:p>LUGO MOISES FERNANDO</text:p>
          </table:table-cell>
        </table:table-row>
        <table:table-row table:style-name="ro1">
          <table:table-cell office:value-type="float" office:value="5409">
            <text:p>5409</text:p>
          </table:table-cell>
          <table:table-cell office:value-type="string">
            <text:p>BIENES PATRIMONIALES</text:p>
          </table:table-cell>
          <table:table-cell office:value-type="float" office:value="6898">
            <text:p>6898</text:p>
          </table:table-cell>
          <table:table-cell office:value-type="string">
            <text:p>PAGO PROVEEDORES</text:p>
          </table:table-cell>
          <table:table-cell office:value-type="string">
            <text:p>POLIZA:41.209.381</text:p>
          </table:table-cell>
          <table:table-cell office:value-type="float" office:value="47944.57">
            <text:p>47944.57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3 09:27:06</text:p>
          </table:table-cell>
          <table:table-cell office:value-type="string">
            <text:p>03.10.2017</text:p>
          </table:table-cell>
          <table:table-cell office:value-type="string">
            <text:p>ACCIDENTES PERSONALES</text:p>
          </table:table-cell>
          <table:table-cell office:value-type="float" office:value="0">
            <text:p>0</text:p>
          </table:table-cell>
          <table:table-cell office:value-type="string">
            <text:p>LA SEGUNDA CIA.SEG</text:p>
          </table:table-cell>
        </table:table-row>
        <table:table-row table:style-name="ro1">
          <table:table-cell office:value-type="float" office:value="5410">
            <text:p>5410</text:p>
          </table:table-cell>
          <table:table-cell office:value-type="string">
            <text:p>BIENES PATRIMONIALES</text:p>
          </table:table-cell>
          <table:table-cell office:value-type="float" office:value="6889">
            <text:p>6889</text:p>
          </table:table-cell>
          <table:table-cell office:value-type="string">
            <text:p>PAGO PROVEEDORES</text:p>
          </table:table-cell>
          <table:table-cell office:value-type="string">
            <text:p>POLIZA:21/375686</text:p>
          </table:table-cell>
          <table:table-cell office:value-type="float" office:value="725">
            <text:p>725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3 09:32:18</text:p>
          </table:table-cell>
          <table:table-cell office:value-type="string">
            <text:p>03.10.2017</text:p>
          </table:table-cell>
          <table:table-cell office:value-type="string">
            <text:p>TRAILER TRASLADOS</text:p>
          </table:table-cell>
          <table:table-cell office:value-type="float" office:value="0">
            <text:p>0</text:p>
          </table:table-cell>
          <table:table-cell office:value-type="string">
            <text:p>SEGUROS RIVADAVIA</text:p>
          </table:table-cell>
        </table:table-row>
        <table:table-row table:style-name="ro1">
          <table:table-cell office:value-type="float" office:value="5411">
            <text:p>5411</text:p>
          </table:table-cell>
          <table:table-cell office:value-type="string">
            <text:p>SUB SECRETARIA DE GESTION</text:p>
          </table:table-cell>
          <table:table-cell office:value-type="float" office:value="6528">
            <text:p>6528</text:p>
          </table:table-cell>
          <table:table-cell office:value-type="string">
            <text:p>PAGO PROVEEDORES</text:p>
          </table:table-cell>
          <table:table-cell office:value-type="string">
            <text:p>B-0006-00001220/14</text:p>
          </table:table-cell>
          <table:table-cell office:value-type="float" office:value="5929">
            <text:p>5929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3 09:33:52</text:p>
          </table:table-cell>
          <table:table-cell office:value-type="string">
            <text:p>03.10.2017</text:p>
          </table:table-cell>
          <table:table-cell office:value-type="string">
            <text:p>FOTOCOPIADORAS</text:p>
          </table:table-cell>
          <table:table-cell office:value-type="float" office:value="0">
            <text:p>0</text:p>
          </table:table-cell>
          <table:table-cell office:value-type="string">
            <text:p>TECNICA RIVERO</text:p>
          </table:table-cell>
        </table:table-row>
        <table:table-row table:style-name="ro1">
          <table:table-cell office:value-type="float" office:value="5478">
            <text:p>5478</text:p>
          </table:table-cell>
          <table:table-cell office:value-type="string">
            <text:p>ASESORÍA LETRADA</text:p>
          </table:table-cell>
          <table:table-cell office:value-type="float" office:value="6911">
            <text:p>6911</text:p>
          </table:table-cell>
          <table:table-cell office:value-type="string">
            <text:p>PAGO PROVEEDORES</text:p>
          </table:table-cell>
          <table:table-cell office:value-type="string">
            <text:p>C-0002-00002082/1899</text:p>
          </table:table-cell>
          <table:table-cell office:value-type="float" office:value="37440">
            <text:p>3744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5 10:17:27</text:p>
          </table:table-cell>
          <table:table-cell office:value-type="string">
            <text:p>05.10.2017</text:p>
          </table:table-cell>
          <table:table-cell office:value-type="string">
            <text:p>SERVICIO DE VIGILANCIA</text:p>
          </table:table-cell>
          <table:table-cell office:value-type="float" office:value="0">
            <text:p>0</text:p>
          </table:table-cell>
          <table:table-cell office:value-type="string">
            <text:p>POLICIA DE RIO NEGRO</text:p>
          </table:table-cell>
        </table:table-row>
        <table:table-row table:style-name="ro1">
          <table:table-cell office:value-type="float" office:value="5481">
            <text:p>5481</text:p>
          </table:table-cell>
          <table:table-cell office:value-type="string">
            <text:p>ASESORÍA LETRADA</text:p>
          </table:table-cell>
          <table:table-cell office:value-type="float" office:value="6780">
            <text:p>6780</text:p>
          </table:table-cell>
          <table:table-cell office:value-type="string">
            <text:p>SUMA CON CARGO A RENDIR</text:p>
          </table:table-cell>
          <table:table-cell/>
          <table:table-cell office:value-type="float" office:value="15000">
            <text:p>150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2017-10-05 10:22:31</text:p>
          </table:table-cell>
          <table:table-cell office:value-type="string">
            <text:p>05.10.2017</text:p>
          </table:table-cell>
          <table:table-cell office:value-type="string">
            <text:p>COMPRA DE MATERIALES</text:p>
          </table:table-cell>
          <table:table-cell office:value-type="float" office:value="0">
            <text:p>0</text:p>
          </table:table-cell>
          <table:table-cell office:value-type="string">
            <text:p>UIRCAIN MANUEL GAST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10/11/2017</text:date>, <text:time>13:20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1T13:20:17.21</dc:date>
    <meta:document-statistic meta:table-count="1" meta:cell-count="527" meta:object-count="0"/>
    <meta:generator>OpenOffice/4.1.0$Win32 OpenOffice.org_project/410m18$Build-9764</meta:generator>
  </office:meta>
</office:document-meta>
</file>